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Normal">
      <style:paragraph-properties fo:margin-top="0in" fo:margin-bottom="0.0972in" loext:contextual-spacing="false"/>
    </style:style>
    <style:style style:name="P2" style:family="paragraph" style:parent-style-name="Quotations">
      <style:paragraph-properties fo:text-align="center" style:justify-single-word="false"/>
      <style:text-properties officeooo:paragraph-rsid="001b7f03"/>
    </style:style>
    <style:style style:name="P3" style:family="paragraph" style:parent-style-name="Text_20_body" style:list-style-name="L1"/>
    <style:style style:name="P4" style:family="paragraph" style:parent-style-name="Text_20_body">
      <style:text-properties officeooo:rsid="0026a770" officeooo:paragraph-rsid="001b7f03"/>
    </style:style>
    <style:style style:name="P5" style:family="paragraph" style:parent-style-name="Text_20_body" style:list-style-name="L2">
      <style:text-properties officeooo:rsid="00188d4c" officeooo:paragraph-rsid="001b7f03"/>
    </style:style>
    <style:style style:name="P6" style:family="paragraph" style:parent-style-name="Text_20_body" style:list-style-name="L2">
      <style:text-properties officeooo:rsid="00199a95" officeooo:paragraph-rsid="001b7f03"/>
    </style:style>
    <style:style style:name="P7" style:family="paragraph" style:parent-style-name="Text_20_body">
      <style:text-properties officeooo:rsid="00199a95" officeooo:paragraph-rsid="001b7f03"/>
    </style:style>
    <style:style style:name="P8" style:family="paragraph" style:parent-style-name="Text_20_body">
      <style:text-properties officeooo:paragraph-rsid="001b7f03"/>
    </style:style>
    <style:style style:name="P9" style:family="paragraph" style:parent-style-name="Title" style:master-page-name="MP0">
      <style:paragraph-properties style:page-number="auto" fo:break-before="page"/>
    </style:style>
    <style:style style:name="T1" style:family="text">
      <style:text-properties officeooo:rsid="0017df8e"/>
    </style:style>
    <style:style style:name="T2" style:family="text">
      <style:text-properties officeooo:rsid="00188d4c"/>
    </style:style>
    <style:style style:name="T3" style:family="text">
      <style:text-properties officeooo:rsid="001b649f"/>
    </style:style>
    <style:style style:name="T4" style:family="text">
      <style:text-properties officeooo:rsid="001ead2e"/>
    </style:style>
    <style:style style:name="T5" style:family="text">
      <style:text-properties officeooo:rsid="001f25a1"/>
    </style:style>
    <style:style style:name="T6" style:family="text">
      <style:text-properties officeooo:rsid="0024d8b8"/>
    </style:style>
    <style:style style:name="T7" style:family="text">
      <style:text-properties officeooo:rsid="0026a770"/>
    </style:style>
    <style:style style:name="T8" style:family="text">
      <style:text-properties fo:font-style="italic" officeooo:rsid="0026a770" style:font-style-asian="italic"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aradise’s end</text:p>
      <text:p text:style-name="P2">1.</text:p>
      <text:p text:style-name="P8"><text:tab/>“<text:span text:style-name="T1">Great success comes to those who try first gentlemen and you have the privilege now of being one of the first. Let me tell you,-No show you! If you bring your attention to page 20 of our portfolio you will see that by acquiring ‘Fast-Account’ as a service 85% of our customers experienced a growth of at least 25% in the first quarter and 50 in the next.”</text:span>… <text:span text:style-name="T2">or was it 60% percent? Tom wasn’t sure. Oh well, it was all written down in the plastic binder he had in his 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span></text:p>
      <text:list xml:id="list3123669922" text:style-name="L2">
        <text:list-item>
          <text:p text:style-name="P5">254,844 coffees drank</text:p>
        </text:list-item>
        <text:list-item>
          <text:p text:style-name="P5">3,567,877 miles traveled</text:p>
        </text:list-item>
        <text:list-item>
          <text:p text:style-name="P6">5 laptops used and broken</text:p>
        </text:list-item>
        <text:list-item>
          <text:p text:style-name="P6">14 suitcases dragged around and torn</text:p>
        </text:list-item>
        <text:list-item>
          <text:p text:style-name="P6">675 unique hotels stayed in</text:p>
        </text:list-item>
        <text:list-item>
          <text:p text:style-name="P6">…</text:p>
        </text:list-item>
      </text:list>
      <text:p text:style-name="P7"><text:tab/>And on and on. It was his life, or more specifically the measurable part of his life. The day to day mundane tasks of a traveling salesman. He had a family, with a wife and kids and he loved them dearly, but he also loved his job. He loved to travel, rarely attributing any importance to the destination. It was the act of travel that really enjoyed his attention. Mid flight the destination was a point of wonder, where anything was possible and what was <text:s/>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 to day life. It was a form of meditation for Tom, a Zen Garden, wrapped by the white noise of the engines, the crackle of plastic bottles and cups and the chatter of the stewardess’ handing them out.</text:p>
      <text:p text:style-name="P8"><text:tab/><text:span text:style-name="T3">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 fold ability. The distance between then was almost perfectly measured for Tom’s size, allowing him to comfortably stretch his legs on the foot rest with a minor bend of the knee. Maybe it was the snakes on board which included among them some of Tom’s favorites. </text:span><text:soft-page-break/><text:span text:style-name="T3">Especially the brand of sparkling water that he favored. The arm rests were the perfect height and the head support was applying soft contact right at the center of his skull. </text:span></text:p>
      <text:p text:style-name="P8"><text:tab/>“<text:span text:style-name="T4">Ladies and gentlemen, please fasten your seat belts and lock your trays in position! Shortly we will be landing at Frankfurt airport! Once again from the captain and the crew, we hope you enjoyed flying with us and we hope to see you back again on Paradise’s end.”</text:span></text:p>
      <text:p text:style-name="P8"><text:tab/>“<text:span text:style-name="T4">Most certainly you will” Tom thought.</text:span></text:p>
      <text:p text:style-name="P8"><text:tab/><text:span text:style-name="T5">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 the brown one he was traveling with), 2 pairs of socks, underwear and tank tops, toothbrush with a travel toothpaste, an electric razor, some hidden cash just in case, a bottle of cologne, deodorant and some company material he didn’t need to read during the flight. Besides this the suitcase was equipped with an inbuilt 800 Amp battery and a fordable seat. It was a birthday present from his wife which he thoroughly enjoyed.</text:span></text:p>
      <text:p text:style-name="P8"><text:tab/><text:span text:style-name="T6">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 </text:span></text:p>
      <text:p text:style-name="P8"><text:tab/>“<text:span text:style-name="T6">Good afternoon Mr. Heidecker! Good to see you again. Was everything to your enjoyment during our flight?” Inquired the stewardess at the door with a smile.</text:span></text:p>
      <text:p text:style-name="P8"><text:tab/>“<text:span text:style-name="T7">Oh, most excellent!” replied Tom “ How you keep this level of consistency is something I never stop to wonder when I go aboard one of your flights.”</text:span></text:p>
      <text:p text:style-name="P8"><text:tab/>“<text:span text:style-name="T7">We are happy to hear it Mr. Heidecker! As we say in Paradise’s End ‘</text:span><text:span text:style-name="T8">It’s the Journey, not the Destination</text:span><text:span text:style-name="T7">’”</text:span></text:p>
      <text:p text:style-name="P8"><text:tab/>“<text:span text:style-name="T7">It most certainly is” He said with a smile. </text:span></text:p>
      <text:p text:style-name="P4"><text:tab/>In that last moment moment though, just before he was about to fully turn towards the plane door and exit he thought he saw something strange on the stewardess’ face. Just for a second it looked like there was light radiating from all around her and that the pupils of her eyes had ceased to exist and only white orbs remained. It was certainly an unnerving image and Tom had to do a quick double take to make sure he wasn’t loosing his mind, but only the reassuring image of tall young woman smiling back at him remained. He shrugged it off as a trick of the light and carried on through the gate.</text:p>
      <text:p text:style-name="P2"><text:span text:style-name="Emphasis">2.</text:span></text:p>
      <text:p text:style-name="P1">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 <text:soft-page-break/>due to miscalculations of the distance between connecting gates at the terminal, or due to “short” snack/coffee breaks meanwhile self-assuringly saying to yourself “Oh no, no need to rush. there’s loads of time!” Tom disliked these kinds of people, he found something selfish in this way of operating, but as a salesperson, this was a belief he kept to himself.</text:p>
      <text:p text:style-name="P1"><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 </text:p>
      <text:p text:style-name="P1"><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 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 all equal in appearance, tall square, made of black marble with a glass sliding door to block entrance when not in use. In front of each one there were about two roles of chairs with around twenty chairs per row, evenly spaced with a small table stretching out between every two chairs and…. “Black marble?” Tom thought and halted in the middle of the walkway. </text:p>
      <text:p text:style-name="P1"><text:tab/> 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 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 the things. </text:p>
      <text:p text:style-name="P1"><text:tab/></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Normal" style:next-style-name="Normal" style:class="chapter">
      <style:paragraph-properties fo:margin-top="0in" fo:margin-bottom="0.111in" loext:contextual-spacing="false" fo:hyphenation-ladder-count="no-limi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ubtitle_20_Char" style:display-name="Subtitle Char" style:family="text" style:parent-style-name="Default_20_Paragraph_20_Font">
      <style:text-properties fo:color="#5a5a5a" style:font-name="Calibri" fo:font-family="Calibri" style:font-family-generic="swiss" style:font-pitch="variable" fo:font-size="11pt" fo:letter-spacing="0.0102in" style:font-name-asian="Times New Roman" style:font-family-asian="'Times New Roman'" style:font-family-generic-asian="roman" style:font-pitch-asian="variable" style:font-size-asian="11pt" style:font-name-complex="Mangal" style:font-family-complex="Mangal" style:font-family-generic-complex="roman"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22-01-24T21:23:00Z</meta:creation-date>
    <dc:date>2022-01-30T16:24:47.264000000</dc:date>
    <meta:editing-cycles>11</meta:editing-cycles>
    <meta:editing-duration>PT1H43M50S</meta:editing-duration>
    <meta:document-statistic meta:table-count="0" meta:image-count="0" meta:object-count="0" meta:page-count="3" meta:paragraph-count="26" meta:word-count="1615" meta:character-count="8963" meta:non-whitespace-character-count="7355"/>
    <meta:template xlink:type="simple" xlink:actuate="onRequest" xlink:title="" xlink:href="Normal.dotm"/>
  </office:meta>
</office:document-meta>
</file>